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B000002645C8B620A80FEC0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1" draw:layer="layout" svg:width="18.999cm" svg:height="8.787cm" svg:x="1.001cm" svg:y="2.463cm">
          <draw:image xlink:href="Pictures/100000000000052B000002645C8B620A80FEC0A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5T13:34:42.202731246</meta:creation-date>
    <dc:date>2024-07-25T13:34:59.793416531</dc:date>
    <meta:editing-duration>PT20S</meta:editing-duration>
    <meta:editing-cycles>1</meta:editing-cycles>
    <meta:document-statistic meta:object-count="1"/>
    <meta:generator>LibreOffice/7.3.7.2$Linux_X86_64 LibreOffice_project/30$Build-2</meta:generator>
  </office:meta>
</office:document-meta>
</file>